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variable"/>
    <style:font-face style:name="Inconsolata1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748cm" fo:padding-top="0.151cm" fo:padding-bottom="0.151cm" fo:padding-left="0.276cm" fo:padding-right="0.276cm" style:writing-mode="lr-tb"/>
      <style:paragraph-properties style:writing-mode="lr-tb"/>
    </style:style>
    <style:style style:name="gr2" style:family="graphic" style:parent-style-name="objectwithoutfill">
      <style:graphic-properties svg:stroke-width="0.159cm" svg:stroke-color="#111111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648cm" fo:padding-top="0.151cm" fo:padding-bottom="0.151cm" fo:padding-left="0.276cm" fo:padding-right="0.276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24cm"/>
      <style:paragraph-properties style:writing-mode="lr-tb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4.248cm" fo:padding-top="0.151cm" fo:padding-bottom="0.151cm" fo:padding-left="0.276cm" fo:padding-right="0.276cm" style:writing-mode="lr-tb"/>
      <style:paragraph-properties style:writing-mode="lr-tb"/>
    </style:style>
    <style:style style:name="gr7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3.848cm" fo:padding-top="0.151cm" fo:padding-bottom="0.151cm" fo:padding-left="0.276cm" fo:padding-right="0.276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6cm"/>
      <style:paragraph-properties style:writing-mode="lr-tb"/>
    </style:style>
    <style:style style:name="gr9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848cm" fo:padding-top="0.151cm" fo:padding-bottom="0.151cm" fo:padding-left="0.276cm" fo:padding-right="0.276cm" style:writing-mode="lr-tb"/>
      <style:paragraph-properties style:writing-mode="lr-tb"/>
    </style:style>
    <style:style style:name="gr10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3.948cm" fo:padding-top="0.151cm" fo:padding-bottom="0.151cm" fo:padding-left="0.276cm" fo:padding-right="0.276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  <style:paragraph-properties style:writing-mode="lr-tb"/>
    </style:style>
    <style:style style:name="gr1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448cm" fo:padding-top="0.151cm" fo:padding-bottom="0.151cm" fo:padding-left="0.276cm" fo:padding-right="0.276cm" style:writing-mode="lr-tb"/>
      <style:paragraph-properties style:writing-mode="lr-tb"/>
    </style:style>
    <style:style style:name="gr1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2.248cm" fo:padding-top="0.151cm" fo:padding-bottom="0.151cm" fo:padding-left="0.276cm" fo:padding-right="0.276cm" style:writing-mode="lr-tb"/>
      <style:paragraph-properties style:writing-mode="lr-tb"/>
    </style:style>
    <style:style style:name="gr14" style:family="graphic" style:parent-style-name="objectwithoutfill">
      <style:graphic-properties svg:stroke-width="0.159cm" svg:stroke-color="#ffbf00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15" style:family="graphic" style:parent-style-name="objectwithoutfill">
      <style:graphic-properties svg:stroke-width="0.159cm" svg:stroke-color="#084b39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16" style:family="graphic" style:parent-style-name="objectwithoutfill">
      <style:graphic-properties svg:stroke-width="0.159cm" svg:stroke-color="#004eff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17" style:family="graphic" style:parent-style-name="objectwithoutfill">
      <style:graphic-properties svg:stroke-width="0.159cm" svg:stroke-color="#ff0000" draw:marker-start-width="0.438cm" draw:marker-end="Arrowheads_20_2" draw:marker-end-width="0.438cm" draw:fill="none" draw:textarea-vertical-align="middle" fo:padding-top="0.204cm" fo:padding-bottom="0.204cm" fo:padding-left="0.329cm" fo:padding-right="0.329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Inconsolata1" fo:font-size="32pt"/>
    </style:style>
    <style:style style:name="P2" style:family="paragraph">
      <loext:graphic-properties draw:fill-color="#ffffff"/>
      <style:paragraph-properties fo:text-align="center" style:writing-mode="lr-tb"/>
      <style:text-properties style:font-name="Inconsolata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paragraph-properties fo:text-align="center" style:writing-mode="lr-tb"/>
      <style:text-properties fo:color="#004eff" loext:opacity="100%" style:font-name="Inconsolata1" fo:font-size="32pt"/>
    </style:style>
    <style:style style:name="P7" style:family="paragraph">
      <loext:graphic-properties draw:fill-color="#ffffff"/>
      <style:paragraph-properties fo:text-align="center" style:writing-mode="lr-tb"/>
      <style:text-properties fo:color="#004eff" loext:opacity="100%" loext:color-lum-mod="100%" loext:color-lum-off="0%" style:font-name="Inconsolata1" fo:font-size="32pt"/>
    </style:style>
    <style:style style:name="P8" style:family="paragraph">
      <style:paragraph-properties fo:text-align="center" style:writing-mode="lr-tb"/>
      <style:text-properties fo:color="#ffbf00" loext:opacity="100%" style:font-name="Inconsolata1" fo:font-size="32pt"/>
    </style:style>
    <style:style style:name="P9" style:family="paragraph">
      <loext:graphic-properties draw:fill-color="#ffffff"/>
      <style:paragraph-properties fo:text-align="center" style:writing-mode="lr-tb"/>
      <style:text-properties fo:color="#ffbf00" loext:opacity="100%" loext:color-lum-mod="100%" loext:color-lum-off="0%" style:font-name="Inconsolata1" fo:font-size="32pt"/>
    </style:style>
    <style:style style:name="P10" style:family="paragraph">
      <style:paragraph-properties fo:text-align="center" style:writing-mode="lr-tb"/>
      <style:text-properties fo:color="#000000" loext:opacity="100%" style:font-name="Inconsolata1" fo:font-size="32pt"/>
    </style:style>
    <style:style style:name="P11" style:family="paragraph">
      <loext:graphic-properties draw:fill-color="#ffffff"/>
      <style:paragraph-properties fo:text-align="center" style:writing-mode="lr-tb"/>
      <style:text-properties fo:color="#000000" loext:opacity="100%" loext:color-lum-mod="100%" loext:color-lum-off="0%" style:font-name="Inconsolata1" fo:font-size="32pt"/>
    </style:style>
    <style:style style:name="P12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color="#004eff" loext:opacity="100%" fo:font-size="32pt"/>
    </style:style>
    <style:style style:name="T3" style:family="text">
      <style:text-properties fo:color="#ffbf00" loext:opacity="100%" fo:font-size="3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84b39" loext:opacity="100%" fo:font-size="32pt"/>
    </style:style>
    <style:style style:name="T7" style:family="text">
      <style:text-properties fo:color="#ff0000" loext:opacity="100%" fo:font-size="32pt"/>
    </style:style>
    <style:style style:name="T8" style:family="text">
      <style:text-properties fo:color="#000000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3cm" svg:height="3.556cm" svg:x="16.6cm" svg:y="1.066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3.556cm" svg:x="16.6cm" svg:y="7.388cm">
          <text:p text:style-name="P1"><text:span text:style-name="T1">7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096cm" svg:y1="11.282cm" svg:x2="23.211cm" svg:y2="13.72cm">
          <text:p/>
        </draw:line>
        <draw:custom-shape draw:style-name="gr3" draw:text-style-name="P2" draw:layer="layout" svg:width="6.2cm" svg:height="3.556cm" svg:x="13.7cm" svg:y="14.064cm">
          <text:p text:style-name="P1"><text:span text:style-name="T2">010010</text:span><text:span text:style-name="T3">0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2.301cm" svg:x="1.6cm" svg:y="1.76cm">
          <draw:text-box>
            <text:p><text:span text:style-name="T4">Original characters</text:span></text:p>
          </draw:text-box>
        </draw:frame>
        <draw:frame draw:style-name="gr5" draw:text-style-name="P5" draw:layer="layout" svg:width="7.1cm" svg:height="2.974cm" svg:x="1.5cm" svg:y="7.644cm">
          <draw:text-box>
            <text:p><text:span text:style-name="T5">Decimal representation</text:span></text:p>
          </draw:text-box>
        </draw:frame>
        <draw:frame draw:style-name="gr5" draw:text-style-name="P5" draw:layer="layout" svg:width="7.1cm" svg:height="2.974cm" svg:x="1.5cm" svg:y="14.29cm">
          <draw:text-box>
            <text:p><text:span text:style-name="T5">Binary representation</text:span></text:p>
          </draw:text-box>
        </draw:frame>
        <draw:custom-shape draw:style-name="gr6" draw:text-style-name="P7" draw:layer="layout" svg:width="4.8cm" svg:height="3.556cm" svg:x="10.1cm" svg:y="19.964cm">
          <text:p text:style-name="P6"><text:span text:style-name="T2">01001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cm" svg:height="3.556cm" svg:x="15.9cm" svg:y="19.944cm">
          <text:p text:style-name="P8"><text:span text:style-name="T3">000110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1cm" svg:height="2.974cm" svg:x="1.5cm" svg:y="20.29cm">
          <draw:text-box>
            <text:p><text:span text:style-name="T5">6 bit transformation</text:span></text:p>
          </draw:text-box>
        </draw:frame>
        <draw:frame draw:style-name="gr8" draw:text-style-name="P5" draw:layer="layout" svg:width="7.1cm" svg:height="3.326cm" svg:x="1.5cm" svg:y="26.89cm">
          <draw:text-box>
            <text:p><text:span text:style-name="T5">Decimal representation of the 6 bit</text:span></text:p>
          </draw:text-box>
        </draw:frame>
        <draw:custom-shape draw:style-name="gr9" draw:text-style-name="P2" draw:layer="layout" svg:width="2.4cm" svg:height="3.556cm" svg:x="13.2cm" svg:y="26.788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cm" svg:y1="24cm" svg:x2="13.9cm" svg:y2="26.377cm">
          <text:p/>
        </draw:line>
        <draw:frame draw:style-name="gr5" draw:text-style-name="P5" draw:layer="layout" svg:width="7.1cm" svg:height="2.974cm" svg:x="1.5cm" svg:y="33.29cm">
          <draw:text-box>
            <text:p><text:span text:style-name="T5">Characters in Base64</text:span></text:p>
          </draw:text-box>
        </draw:frame>
        <draw:custom-shape draw:style-name="gr10" draw:text-style-name="P2" draw:layer="layout" svg:width="4.5cm" svg:height="3.556cm" svg:x="21.2cm" svg:y="19.944cm">
          <text:p text:style-name="P1"><text:span text:style-name="T6">1001</text:span><text:span text:style-name="T7">0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6cm" svg:y1="30.814cm" svg:x2="21.6cm" svg:y2="32.86cm">
          <text:p/>
        </draw:line>
        <draw:line draw:style-name="gr2" draw:text-style-name="P3" draw:layer="layout" svg:x1="18cm" svg:y1="23.954cm" svg:x2="18cm" svg:y2="26.5cm">
          <text:p/>
        </draw:line>
        <draw:line draw:style-name="gr2" draw:text-style-name="P3" draw:layer="layout" svg:x1="23.124cm" svg:y1="23.9cm" svg:x2="21.684cm" svg:y2="26.458cm">
          <text:p/>
        </draw:line>
        <draw:frame draw:style-name="gr11" draw:text-style-name="P5" draw:layer="layout" svg:width="6cm" svg:height="3.134cm" svg:x="27cm" svg:y="10.301cm">
          <draw:text-box>
            <text:p><text:span text:style-name="T5">Extra zeros to fill the gap.</text:span></text:p>
          </draw:text-box>
        </draw:frame>
        <draw:custom-shape draw:style-name="gr12" draw:text-style-name="P2" draw:layer="layout" svg:width="6cm" svg:height="3.556cm" svg:x="20.9cm" svg:y="14cm">
          <text:p text:style-name="P1"><text:span text:style-name="T3">0110</text:span><text:span text:style-name="T6">1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3.556cm" svg:x="19.925cm" svg:y="1.066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cm" svg:height="3.556cm" svg:x="19.7cm" svg:y="7.388cm">
          <text:p text:style-name="P1"><text:span text:style-name="T1">10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789cm" svg:y1="4.856cm" svg:x2="17.789cm" svg:y2="7cm">
          <text:p/>
        </draw:line>
        <draw:line draw:style-name="gr2" draw:text-style-name="P3" draw:layer="layout" svg:x1="21.089cm" svg:y1="4.831cm" svg:x2="21.089cm" svg:y2="6.975cm">
          <text:p/>
        </draw:line>
        <draw:line draw:style-name="gr2" draw:text-style-name="P3" draw:layer="layout" svg:x1="17.768cm" svg:y1="11.301cm" svg:x2="17.107cm" svg:y2="13.777cm">
          <text:p/>
        </draw:line>
        <draw:line draw:style-name="gr14" draw:text-style-name="P3" draw:layer="layout" svg:x1="22.455cm" svg:y1="16.461cm" svg:x2="20.429cm" svg:y2="19.685cm">
          <text:p/>
        </draw:line>
        <draw:line draw:style-name="gr14" draw:text-style-name="P3" draw:layer="layout" svg:x1="18.687cm" svg:y1="16.392cm" svg:x2="18.08cm" svg:y2="19.702cm">
          <text:p/>
        </draw:line>
        <draw:line draw:style-name="gr15" draw:text-style-name="P3" draw:layer="layout" svg:x1="25.073cm" svg:y1="16.451cm" svg:x2="23.4cm" svg:y2="21cm">
          <text:p/>
        </draw:line>
        <draw:line draw:style-name="gr16" draw:text-style-name="P3" draw:layer="layout" svg:x1="15.771cm" svg:y1="16.522cm" svg:x2="13.795cm" svg:y2="19.579cm">
          <text:p/>
        </draw:line>
        <draw:custom-shape draw:style-name="gr9" draw:text-style-name="P2" draw:layer="layout" svg:width="2.4cm" svg:height="3.556cm" svg:x="16.7cm" svg:y="26.78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4cm" svg:height="3.556cm" svg:x="20.4cm" svg:y="26.788cm">
          <text:p text:style-name="P1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5cm" svg:height="3.556cm" svg:x="26.6cm" svg:y="19.944cm">
          <text:p text:style-name="P10"><text:span text:style-name="T8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4cm" svg:height="3.556cm" svg:x="13.2cm" svg:y="33.38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4cm" svg:height="3.556cm" svg:x="16.7cm" svg:y="33.38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4cm" svg:height="3.556cm" svg:x="20.4cm" svg:y="33.388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cm" svg:y1="30.874cm" svg:x2="17.9cm" svg:y2="32.92cm">
          <text:p/>
        </draw:line>
        <draw:line draw:style-name="gr2" draw:text-style-name="P3" draw:layer="layout" svg:x1="14.4cm" svg:y1="30.874cm" svg:x2="14.4cm" svg:y2="32.92cm">
          <text:p/>
        </draw:line>
        <draw:custom-shape draw:style-name="gr9" draw:text-style-name="P2" draw:layer="layout" svg:width="2.4cm" svg:height="3.556cm" svg:x="24cm" svg:y="33.388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path draw:style-name="gr17" draw:text-style-name="P3" draw:layer="layout" svg:width="8.765cm" svg:height="1.933cm" draw:transform="skewX (-0.00226892802759265) rotate (-1.68249739892253) translate (28.3cm 12.8cm)" svg:viewBox="0 0 8766 1934" svg:d="M0 0c4811 1 8766 1934 8766 1934">
          <text:p/>
        </draw:path>
        <draw:line draw:style-name="gr2" draw:text-style-name="P3" draw:layer="layout" svg:x1="28.5cm" svg:y1="23.942cm" svg:x2="25.5cm" svg:y2="33cm">
          <text:p/>
        </draw:lin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variable"/>
    <style:font-face style:name="Inconsolata1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438cm" svg:height="7.575cm" svg:x="2.28cm" svg:y="2.485cm"/>
      <draw:page-thumbnail draw:layer="backgroundobjects" svg:width="6.438cm" svg:height="7.575cm" svg:x="2.28cm" svg:y="11.061cm"/>
      <draw:page-thumbnail draw:layer="backgroundobjects" svg:width="6.438cm" svg:height="7.575cm" svg:x="2.28cm" svg:y="19.637cm"/>
      <draw:page-thumbnail draw:layer="backgroundobjects" svg:width="6.438cm" svg:height="7.575cm" svg:x="12.28cm" svg:y="2.485cm"/>
      <draw:page-thumbnail draw:layer="backgroundobjects" svg:width="6.438cm" svg:height="7.575cm" svg:x="12.28cm" svg:y="11.061cm"/>
      <draw:page-thumbnail draw:layer="backgroundobjects" svg:width="6.438cm" svg:height="7.575cm" svg:x="12.28cm" svg:y="19.637cm"/>
    </style:handout-master>
    <style:master-page style:name="Default" style:page-layout-name="PM1" draw:style-name="Mdp1">
      <draw:frame presentation:style-name="Default-title" draw:layer="backgroundobjects" svg:width="25.199cm" svg:height="4.674cm" svg:x="1.4cm" svg:y="1.116cm" presentation:class="title" presentation:placeholder="true">
        <draw:text-box/>
      </draw:frame>
      <draw:frame presentation:style-name="Default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8T19:48:11.936394076</meta:creation-date>
    <dc:date>2024-07-27T22:14:14.038000000</dc:date>
    <meta:editing-duration>PT1H47M34S</meta:editing-duration>
    <meta:editing-cycles>85</meta:editing-cycles>
    <meta:generator>LibreOffice/7.5.5.2$Windows_X86_64 LibreOffice_project/ca8fe7424262805f223b9a2334bc7181abbcbf5e</meta:generator>
    <meta:document-statistic meta:object-count="63"/>
  </office:meta>
</office:document-meta>
</file>